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uy bien, lo que planteas aquí es crucial: necesitas que el lector entienda con claridad <text:span text:style-name="Strong_20_Emphasis">por qué la vida puede pensarse como un sistema de cálculo</text:span>. La comparación con las computadoras es poderosa, pero hay que desarrollarla con naturalidad, usando ejemplos cotidianos y luego elevándolos hacia lo revelador.</text:p>
      <text:p text:style-name="Text_20_body">Lo que te armo a continuación es un texto fluido, narrativo y didáctico, de unas <text:span text:style-name="Strong_20_Emphasis">1200 palabras</text:span>, que empieza con un repaso simple del proceso de cálculo, va construyendo la analogía con las máquinas y, finalmente, desemboca en la idea de que la vida es un computador natural.</text:p>
      <text:p text:style-name="Horizontal_20_Line"/>
      <text:h text:style-name="Heading_20_1" text:outline-level="1">2.2. El proceso de cálculo</text:h>
      <text:h text:style-name="Heading_20_3" text:outline-level="3">Cómo se procesa la información en una máquina de cálculo</text:h>
      <text:p text:style-name="Text_20_body">Para comprender lo que queremos decir cuando hablamos de la vida como un sistema inteligente, debemos antes detenernos en un concepto que parece muy lejano de lo biológico, pero que en realidad nos resultará fundamental: el cálculo.</text:p>
      <text:p text:style-name="Text_20_body">Cuando pensamos en una computadora, la primera imagen que se nos viene a la mente suele ser la de una máquina llena de circuitos, chips y cables. Sin embargo, lo que define a un computador no es la materia de la que está hecho, sino el <text:span text:style-name="Strong_20_Emphasis">proceso que realiza</text:span>: transforma información. En otras palabras, una computadora es un dispositivo para procesar información siguiendo un método definido.</text:p>
      <text:p text:style-name="Text_20_body">El proceso de cálculo siempre parte de lo mismo: un conjunto de datos iniciales. Estos datos representan el problema que queremos resolver y su contexto. A partir de allí, se aplican una serie de operaciones sobre esos datos, operaciones que transforman la información y generan nuevos datos. Esos resultados, a su vez, pueden incorporarse nuevamente al conjunto inicial, alimentando un ciclo en el que cada paso avanza un poco más hacia la solución buscada.</text:p>
      <text:p text:style-name="Text_20_body">Lo notable es que rara vez un problema se resuelve en un único paso. Lo normal es que se necesite una <text:span text:style-name="Strong_20_Emphasis">secuencia</text:span> de operaciones, cada una generando un estado intermedio que conduce al estado final. Así, el cálculo no es más que un viaje: parte de un estado inicial y, siguiendo un camino definido, arriba a un estado final que contiene la respuesta deseada.</text:p>
      <text:p text:style-name="Horizontal_20_Line"/>
      <text:h text:style-name="Heading_20_3" text:outline-level="3">Un ejemplo sencillo</text:h>
      <text:p text:style-name="Text_20_body">Tomemos un ejemplo elemental: sumar una lista de números.</text:p>
      <text:p text:style-name="Text_20_body">Nuestros datos iniciales serán, simplemente, los números de esa lista: 4, 7, 12, 5. El objetivo es obtener su suma total.</text:p>
      <text:p text:style-name="Text_20_body">El método que aplicaremos es conocido por todos: comenzamos sumando el primer número con el segundo. Obtenemos un resultado parcial, que guardamos. Luego sumamos ese resultado con el tercer número, generando un nuevo parcial. Y repetimos hasta haber recorrido toda la lista. El último resultado será la suma total.</text:p>
      <text:p text:style-name="Text_20_body"><text:soft-page-break/>En este ejemplo tan sencillo, ya aparecen los elementos fundamentales de cualquier proceso de cálculo:</text:p>
      <text:list xml:id="list815500135" text:style-name="L1">
        <text:list-item>
          <text:p text:style-name="P1"><text:span text:style-name="Strong_20_Emphasis">Los datos</text:span>: la lista de números que queremos sumar.</text:p>
        </text:list-item>
        <text:list-item>
          <text:p text:style-name="P1"><text:span text:style-name="Strong_20_Emphasis">El método</text:span>: la serie de pasos a seguir para llegar a la respuesta.</text:p>
        </text:list-item>
        <text:list-item>
          <text:p text:style-name="P1"><text:span text:style-name="Strong_20_Emphasis">Los estados intermedios</text:span>: los resultados parciales que nos acercan a la meta.</text:p>
        </text:list-item>
        <text:list-item>
          <text:p text:style-name="P1"><text:span text:style-name="Strong_20_Emphasis">El estado final</text:span>: la suma total, que responde al problema planteado.</text:p>
        </text:list-item>
      </text:list>
      <text:p text:style-name="Text_20_body">Visto así, el cálculo no es un misterio: es simplemente la aplicación ordenada de un método sobre unos datos hasta llegar a un resultado.</text:p>
      <text:p text:style-name="Horizontal_20_Line"/>
      <text:h text:style-name="Heading_20_3" text:outline-level="3">Datos y método: ideas que necesitan sostén</text:h>
      <text:p text:style-name="Text_20_body">Pero hay algo importante que debemos subrayar: tanto los datos como el método son, en cierto sentido, <text:span text:style-name="Strong_20_Emphasis">ideas</text:span>. Los números de la lista no son objetos materiales que podamos tocar, son representaciones. El método de sumar tampoco es un objeto físico, sino una secuencia lógica que debemos recordar para poder aplicarla.</text:p>
      <text:p text:style-name="Text_20_body">Para que el cálculo pueda llevarse a cabo, necesitamos un soporte que sostenga esas ideas. En las computadoras modernas, ese soporte es la <text:span text:style-name="Strong_20_Emphasis">memoria</text:span>.</text:p>
      <text:p text:style-name="Text_20_body">La memoria permite almacenar:</text:p>
      <text:list xml:id="list2714936416" text:style-name="L2">
        <text:list-item>
          <text:p text:style-name="P2">Los datos iniciales que describen el problema.</text:p>
        </text:list-item>
        <text:list-item>
          <text:p text:style-name="P2">El método que indica qué pasos seguir.</text:p>
        </text:list-item>
        <text:list-item>
          <text:p text:style-name="P2">Los estados intermedios y parciales generados en el camino.</text:p>
        </text:list-item>
        <text:list-item>
          <text:p text:style-name="P2">El estado final, que será la solución.</text:p>
        </text:list-item>
      </text:list>
      <text:p text:style-name="Text_20_body">Sin memoria, ni siquiera la suma más simple sería posible.</text:p>
      <text:p text:style-name="Horizontal_20_Line"/>
      <text:h text:style-name="Heading_20_3" text:outline-level="3">El procesador: manos que transforman los datos</text:h>
      <text:p text:style-name="Text_20_body">Ahora bien, recordar los datos y el método no es suficiente. Para avanzar de un estado al siguiente necesitamos <text:span text:style-name="Strong_20_Emphasis">aplicar</text:span> las operaciones. Aquí aparece el otro gran componente de una máquina de cálculo: el <text:span text:style-name="Strong_20_Emphasis">procesador</text:span>.</text:p>
      <text:p text:style-name="Text_20_body">El procesador es el dispositivo que sabe cómo realizar las transformaciones sobre los datos siguiendo las instrucciones del método. Es, por decirlo de manera sencilla, el “brazo ejecutor” que convierte las ideas en acciones dentro del sistema.</text:p>
      <text:p text:style-name="Text_20_body">Así, tenemos ya delineados los cuatro elementos que cualquier máquina de cálculo necesita:</text:p>
      <text:list xml:id="list647737434" text:style-name="L3">
        <text:list-item>
          <text:p text:style-name="P3"><text:span text:style-name="Strong_20_Emphasis">Datos</text:span>: representan el problema y sus posibles soluciones.</text:p>
        </text:list-item>
        <text:list-item>
          <text:p text:style-name="P3"><text:span text:style-name="Strong_20_Emphasis">Método</text:span>: la secuencia lógica de pasos a seguir.</text:p>
        </text:list-item>
        <text:list-item>
          <text:p text:style-name="P3"><text:soft-page-break/><text:span text:style-name="Strong_20_Emphasis">Memoria</text:span>: el lugar donde se almacenan datos, métodos y estados intermedios.</text:p>
        </text:list-item>
        <text:list-item>
          <text:p text:style-name="P3"><text:span text:style-name="Strong_20_Emphasis">Procesador</text:span>: el dispositivo que ejecuta las transformaciones.</text:p>
        </text:list-item>
      </text:list>
      <text:p text:style-name="Text_20_body">Sin uno de estos cuatro elementos, no hay cálculo posible.</text:p>
      <text:p text:style-name="Horizontal_20_Line"/>
      <text:h text:style-name="Heading_20_1" text:outline-level="1">2.3. Inteligencia natural</text:h>
      <text:h text:style-name="Heading_20_3" text:outline-level="3">La vida como un computador natural</text:h>
      <text:p text:style-name="Text_20_body">Llegados a este punto, podemos volver la mirada hacia la vida y preguntarnos: ¿acaso no encontramos en ella estos mismos elementos?</text:p>
      <text:p text:style-name="Text_20_body">Si dejamos de lado la composición de los tejidos y observamos la vida desde el punto de vista de su función, descubrimos algo sorprendente: los cuatro elementos del cálculo están presentes.</text:p>
      <text:list xml:id="list1408339308" text:style-name="L4">
        <text:list-item>
          <text:p text:style-name="P4"><text:span text:style-name="Strong_20_Emphasis">Los datos</text:span>: están contenidos en el ADN. Allí se guarda la información esencial que define a cada organismo. No son simples datos estáticos: son instrucciones codificadas que describen cómo debe ser un individuo, cómo debe comportarse y cómo debe interactuar con su entorno.</text:p>
        </text:list-item>
        <text:list-item>
          <text:p text:style-name="P4"><text:span text:style-name="Strong_20_Emphasis">El método</text:span>: se manifiesta en los procesos de reproducción y evolución. La vida no aplica pasos al azar: sigue una lógica precisa de copia, variación y selección. Esa lógica es el “algoritmo” de la vida, el procedimiento que transforma información genética en nuevas formas de existencia.</text:p>
        </text:list-item>
        <text:list-item>
          <text:p text:style-name="P4"><text:span text:style-name="Strong_20_Emphasis">La memoria</text:span>: está presente tanto en el material genético —que conserva la experiencia de miles de millones de años de evolución— como en los individuos mismos, que encarnan temporalmente el conocimiento acumulado por su especie. La memoria de la vida no se limita a un cerebro: está en el linaje entero, en cada generación que recibe y transmite información.</text:p>
        </text:list-item>
        <text:list-item>
          <text:p text:style-name="P4"><text:span text:style-name="Strong_20_Emphasis">El procesador</text:span>: es el ciclo de vida de los individuos. Cada organismo, desde una bacteria hasta un ser humano, es un “procesador viviente” que ejecuta el método de la vida. A través de sus acciones, pruebas, éxitos y fracasos, la información se transforma, se pone a prueba y se reconfigura.</text:p>
        </text:list-item>
      </text:list>
      <text:p text:style-name="Text_20_body">Si reunimos todos estos elementos, lo que aparece ante nosotros es una conclusión inevitable: <text:span text:style-name="Strong_20_Emphasis">la vida es, en esencia, una máquina de cálculo</text:span>. No un cálculo matemático abstracto, sino un cálculo aplicado a la realidad misma, un procesamiento constante de información que busca resolver el problema fundamental de la existencia: <text:span text:style-name="Strong_20_Emphasis">cómo seguir existiendo</text:span>.</text:p>
      <text:p text:style-name="Horizontal_20_Line"/>
      <text:h text:style-name="Heading_20_3" text:outline-level="3">Una máquina de cálculo con propósito</text:h>
      <text:p text:style-name="Text_20_body">Lo extraordinario de esta visión es que no se trata de un cálculo sin sentido, como el de una computadora que multiplica números en silencio. La vida utiliza el cálculo para resolver un problema vital: adaptarse, sobrevivir, prosperar en un universo cambiante.</text:p>
      <text:p text:style-name="Text_20_body"><text:soft-page-break/>Cada organismo es como un pequeño programa ejecutándose, y la biosfera entera es un gigantesco sistema de cálculo distribuido. Cada error, cada mutación, cada aprendizaje individual, es un dato que se incorpora al proceso global. Y la memoria de la vida —esa memoria inmensa escrita en los genes— acumula y refina el conocimiento que la especie necesita para seguir adelante.</text:p>
      <text:p text:style-name="Text_20_body">Por eso decimos que la vida es un <text:span text:style-name="Strong_20_Emphasis">computador natural</text:span>. No porque imite a nuestras máquinas, sino porque nuestras máquinas imitan, de manera rudimentaria, lo que la vida ya hacía mucho antes de que existieran los humanos.</text:p>
      <text:p text:style-name="Horizontal_20_Line"/>
      <text:h text:style-name="Heading_20_3" text:outline-level="3">Un sistema inteligente</text:h>
      <text:p text:style-name="Text_20_body">Y aquí volvemos al punto inicial: si la vida es una máquina de cálculo, entonces es también un sistema inteligente. Porque inteligencia no significa otra cosa que la capacidad de procesar información para resolver problemas.</text:p>
      <text:p text:style-name="Text_20_body">La vida resuelve problemas todo el tiempo: inventa estructuras, descubre caminos, desarrolla estrategias. Cada solución exitosa queda grabada en la memoria de la especie, y cada fracaso sirve para ajustar el método.</text:p>
      <text:p text:style-name="Text_20_body">De este modo, lo que hemos considerado siempre como un misterio —el origen del diseño de las criaturas, la complejidad de los ecosistemas, la perfección de los organismos— puede entenderse como el resultado de un proceso de cálculo gigantesco, desplegado durante miles de millones de años.</text:p>
      <text:p text:style-name="Horizontal_20_Line"/>
      <text:h text:style-name="Heading_20_3" text:outline-level="3">Un nuevo horizonte</text:h>
      <text:p text:style-name="Text_20_body">Mirar la vida como un computador natural cambia radicalmente nuestra perspectiva. Ya no se trata solo de células y moléculas, sino de un sistema inteligente capaz de aprender, crear y transformarse.</text:p>
      <text:p text:style-name="Text_20_body">En los próximos capítulos veremos cómo se implementan en detalle estos mecanismos: cómo el ADN guarda y transmite los datos, cómo la reproducción introduce variaciones, cómo los individuos procesan la información a lo largo de su ciclo vital. Y veremos, también, cómo este sistema, que parece tan frágil cuando lo observamos a pequeña escala, es en realidad robusto, inevitable, y hasta inmortal.</text:p>
      <text:p text:style-name="Text_20_body">La conclusión, adelantada ya desde ahora, es sencilla y profunda: la vida no solo <text:span text:style-name="Strong_20_Emphasis">tiene</text:span> inteligencia, la vida <text:span text:style-name="Strong_20_Emphasis">es</text:span> inteligencia. Una inteligencia natural, distribuida, sin centro, pero capaz de logros que sobrepasan cualquier otro sistema conocido.</text:p>
      <text:p text:style-name="Horizontal_20_Line"/>
      <text:p text:style-name="Text_20_body">👉 Esto cierra la sección 2 con fluidez y deja abierta la puerta a la exploración concreta de los mecanismos (ADN, reproducción, ciclo de vida) en los capítulos siguientes.</text:p>
      <text:p text:style-name="Horizontal_20_Line"/>
      <text:p text:style-name="Text_20_body"><text:soft-page-break/>¿Quieres que en la siguiente sección (cuando hablemos de ADN, reproducción, ciclo de vida e individuos) lo articulemos ya con <text:span text:style-name="Strong_20_Emphasis">ejemplos visuales y analogías</text:span>, como si fueran “módulos de hardware” de este computador natural?</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6T19:02:43.183000000</meta:creation-date>
    <dc:date>2025-08-16T19:15:36.355000000</dc:date>
    <meta:editing-duration>PT2M39S</meta:editing-duration>
    <meta:editing-cycles>1</meta:editing-cycles>
    <meta:document-statistic meta:table-count="0" meta:image-count="0" meta:object-count="0" meta:page-count="5" meta:paragraph-count="59" meta:word-count="1564" meta:character-count="9612" meta:non-whitespace-character-count="8123"/>
    <meta:generator>LibreOffice/7.3.5.2$Windows_X86_64 LibreOffice_project/184fe81b8c8c30d8b5082578aee2fed2ea847c01</meta:generator>
  </office:meta>
</office:document-meta>
</file>